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ebb" officeooo:paragraph-rsid="00104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Preenchimento Relatório de Implantação</text:p>
      <text:p text:style-name="P1"/>
      <text:p text:style-name="P1">Sumário</text:p>
      <text:p text:style-name="P1">1. Objetivo</text:p>
      <text:p text:style-name="P1">2. Cenário Atual</text:p>
      <text:p text:style-name="P1">3. Justificativa do Projeto</text:p>
      <text:p text:style-name="P1">4. Identificação dos Dispositivos</text:p>
      <text:p text:style-name="P1">5. Procedimentos</text:p>
      <text:p text:style-name="P1">6. Comportamento e Regras do Sistema</text:p>
      <text:p text:style-name="P1">7. Formação do Código de Acesso</text:p>
      <text:p text:style-name="P1">8. Tabela de Tipos de Pessoas e Formação do Código de Acesso</text:p>
      <text:p text:style-name="P1">9. Recomendações sobre o Código de Acesso</text:p>
      <text:p text:style-name="P1">10. Exemplos de Código de Acesso</text:p>
      <text:p text:style-name="P1">11. Exclusões do Escopo</text:p>
      <text:p text:style-name="P1">12. Anex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09:47:32.059000000</meta:creation-date>
    <dc:date>2021-10-22T09:56:32.339000000</dc:date>
    <meta:editing-duration>PT9M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4" meta:word-count="64" meta:character-count="386" meta:non-whitespace-character-count="336"/>
  </office:meta>
</office:document-meta>
</file>